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/>
    </style:style>
    <style:style style:name="P3" style:family="paragraph">
      <style:paragraph-properties fo:text-align="center"/>
      <style:text-properties style:font-name="Liberation Sans" fo:font-size="12pt"/>
    </style:style>
    <style:style style:name="P4" style:family="paragraph">
      <style:text-properties style:font-name="Liberation Sans"/>
    </style:style>
    <style:style style:name="P5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6" style:family="paragraph"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36699" draw:textarea-horizontal-align="justify" draw:textarea-vertical-align="middle" draw:auto-grow-height="false" style:run-through="foreground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fill="solid" draw:fill-color="#729fcf" draw:textarea-horizontal-align="justify" draw:textarea-vertical-align="middle" draw:auto-grow-height="false" style:run-through="foreground"/>
    </style:style>
    <style:style style:name="gr6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7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/>
    </style:style>
    <style:style style:name="gr8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8024in" svg:height="0.8516in" svg:x="5.3012in" svg:y="-0.5602in"><text:p text:style-name="P1"><text:span text:style-name="T1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3" svg:width="1.6488in" svg:height="0.9012in" svg:x="4.6055in" svg:y="-1.8957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3" svg:width="0.698in" svg:height="0.8634in" svg:x="6.5307in" svg:y="-1.7965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3" svg:width="0.698in" svg:height="0.8634in" svg:x="6.4472in" svg:y="-1.7472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3" svg:width="0.698in" svg:height="0.863in" svg:x="6.3535in" svg:y="-1.6921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3" draw:text-style-name="P4" svg:width="1.6461in" svg:height="0.8988in" svg:x="-0.3945in" svg:y="-1.7421in"><text:p text:style-name="P1"><text:span text:style-name="T1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1.6461in" svg:height="0.8988in" svg:x="4.522in" svg:y="-1.813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1.6461in" svg:height="0.8988in" svg:x="2.0327in" svg:y="-1.7185in"><text:p text:style-name="P1"><text:span text:style-name="T1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4" svg:width="1.6461in" svg:height="0.8988in" svg:x="4.4598in" svg:y="-1.7185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5" svg:width="5.4587in" svg:height="0.3551in" svg:x="-0.3654in" svg:y="-0.4039in"><text:p text:style-name="P1"><text:span text:style-name="T3">Shared File-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svg:width="0.2713in" svg:height="0.426in" svg:x="6.4909in" svg:y="-0.8295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svg:width="0.2713in" svg:height="0.426in" svg:x="4.7201in" svg:y="-0.8295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svg:width="0.2713in" svg:height="0.426in" svg:x="5.5012in" svg:y="-0.820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svg:width="0.2406in" svg:height="0.4398in" svg:x="0.2665in" svg:y="-0.8437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6" svg:width="0.7831in" svg:height="0.2315in" svg:x="1.2512in" svg:y="-1.382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6" svg:width="0.7831in" svg:height="0.2315in" svg:x="3.6772in" svg:y="-1.412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6" svg:width="0.4268in" svg:height="0.2315in" svg:x="6.1055in" svg:y="-1.394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2.0209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7:45:19.379146068</meta:creation-date>
    <dc:date>2014-12-30T17:46:20.95204203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